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color="#000000"/>
    </style:style>
    <style:style style:name="P2" style:family="paragraph" style:parent-style-name="Standard">
      <style:paragraph-properties fo:padding="0.0193in" fo:border="0.0008in solid #d9d9e3"/>
    </style:style>
    <style:style style:name="P3" style:family="paragraph" style:parent-style-name="Standard">
      <style:paragraph-properties fo:margin-top="0in" fo:margin-bottom="0.1965in" fo:padding="0.0193in" fo:border="0.0008in solid #d9d9e3"/>
    </style:style>
    <style:style style:name="P4" style:family="paragraph" style:parent-style-name="Text_20_body" style:list-style-name="L1">
      <style:paragraph-properties fo:margin-top="0in" fo:margin-bottom="0in" fo:padding="0.0193in" fo:border="0.0008in solid #d9d9e3"/>
    </style:style>
    <style:style style:name="P5" style:family="paragraph" style:parent-style-name="Text_20_body" style:list-style-name="L2">
      <style:paragraph-properties fo:margin-top="0in" fo:margin-bottom="0in" fo:padding="0.0193in" fo:border="0.0008in solid #d9d9e3"/>
    </style:style>
    <style:style style:name="P6" style:family="paragraph" style:parent-style-name="Text_20_body" style:list-style-name="L3">
      <style:paragraph-properties fo:margin-top="0in" fo:margin-bottom="0in" fo:padding="0.0193in" fo:border="0.0008in solid #d9d9e3"/>
    </style:style>
    <style:style style:name="P7" style:family="paragraph" style:parent-style-name="Text_20_body" style:list-style-name="L4">
      <style:paragraph-properties fo:margin-top="0in" fo:margin-bottom="0in" fo:padding="0.0193in" fo:border="0.0008in solid #d9d9e3"/>
    </style:style>
    <style:style style:name="P8" style:family="paragraph" style:parent-style-name="Text_20_body" style:list-style-name="L5">
      <style:paragraph-properties fo:margin-top="0in" fo:margin-bottom="0in" fo:padding="0.0193in" fo:border="0.0008in solid #d9d9e3"/>
    </style:style>
    <style:style style:name="P9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Heading_20_3">
      <style:paragraph-properties fo:padding="0.0193in" fo:border="0.0008in solid #d9d9e3"/>
    </style:style>
    <style:style style:name="T1" style:family="text">
      <style:text-properties fo:font-variant="normal" fo:text-transform="none" fo:color="#ececf1" style:font-name="S hne" fo:font-size="9.60000038146973pt" fo:letter-spacing="normal" fo:font-style="normal" fo:font-weight="normal"/>
    </style:style>
    <style:style style:name="T2" style:family="text">
      <style:text-properties fo:font-variant="normal" fo:text-transform="none" style:font-name="S hne" fo:font-size="9.60000038146973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учение Html - какие вопросы нужно задать чтобы изучить</text:p>
      <text:p text:style-name="P2">ChatGPT</text:p>
      <text:p text:style-name="P3">ChatGPT</text:p>
      <text:p text:style-name="P10">Для изучения HTML полезно задавать различные вопросы, чтобы охватить основные аспекты языка. Вот несколько вопросов, которые могут помочь в этом:</text:p>
      <text:h text:style-name="P17" text:outline-level="3">Основы HTML:</text:h>
      <text:list xml:id="list1982136568313577211" text:style-name="L1">
        <text:list-item>
          <text:p text:style-name="P4"><text:span text:style-name="Strong_20_Emphasis">Что такое HTML?</text:span> - Общее представление о HTML и его назначении в веб-разработке.</text:p>
        </text:list-item>
        <text:list-item>
          <text:p text:style-name="P4"><text:span text:style-name="Strong_20_Emphasis">Какова структура HTML-документа?</text:span> - Знание об основных элементах, таких как теги <text:span text:style-name="Source_20_Text">&lt;html&gt;</text:span>, <text:span text:style-name="Source_20_Text">&lt;head&gt;</text:span>, <text:span text:style-name="Source_20_Text">&lt;body&gt;</text:span>.</text:p>
        </text:list-item>
        <text:list-item>
          <text:p text:style-name="P4"><text:span text:style-name="Strong_20_Emphasis">Чем отличаются блочные и строчные элементы?</text:span> - Различия между этими двумя типами элементов и их использование.</text:p>
        </text:list-item>
        <text:list-item>
          <text:p text:style-name="P4"><text:span text:style-name="Strong_20_Emphasis">Что такое атрибуты в HTML?</text:span> - Понимание атрибутов элементов и их роли в HTML-разметке.</text:p>
        </text:list-item>
        <text:list-item>
          <text:p text:style-name="P11"><text:span text:style-name="Strong_20_Emphasis">Как создать ссылку и изображение в HTML?</text:span> - Форматирование ссылок <text:span text:style-name="Source_20_Text">&lt;a&gt;</text:span> и тегов для вставки изображений <text:span text:style-name="Source_20_Text">&lt;img&gt;</text:span>.</text:p>
        </text:list-item>
      </text:list>
      <text:h text:style-name="P17" text:outline-level="3">Работа с элементами и структурой:</text:h>
      <text:list xml:id="list6017310656231477218" text:style-name="L2">
        <text:list-item>
          <text:p text:style-name="P5"><text:span text:style-name="Strong_20_Emphasis">Какие основные теги используются для текста и заголовков?</text:span> - Теги для создания заголовков (<text:span text:style-name="Source_20_Text">&lt;h1&gt;</text:span>, <text:span text:style-name="Source_20_Text">&lt;h2&gt;</text:span>, и т.д.) и форматирования текста (<text:span text:style-name="Source_20_Text">&lt;p&gt;</text:span>, <text:span text:style-name="Source_20_Text">&lt;em&gt;</text:span>, <text:span text:style-name="Source_20_Text">&lt;strong&gt;</text:span>).</text:p>
        </text:list-item>
        <text:list-item>
          <text:p text:style-name="P5"><text:span text:style-name="Strong_20_Emphasis">Что такое списки в HTML?</text:span> - Различия между упорядоченными <text:span text:style-name="Source_20_Text">&lt;ol&gt;</text:span>, неупорядоченными <text:span text:style-name="Source_20_Text">&lt;ul&gt;</text:span> и определенными <text:span text:style-name="Source_20_Text">&lt;dl&gt;</text:span> списками.</text:p>
        </text:list-item>
        <text:list-item>
          <text:p text:style-name="P12"><text:span text:style-name="Strong_20_Emphasis">Как создать таблицу в HTML?</text:span> - Форматирование таблиц с помощью тегов <text:span text:style-name="Source_20_Text">&lt;table&gt;</text:span>, <text:span text:style-name="Source_20_Text">&lt;tr&gt;</text:span>, <text:span text:style-name="Source_20_Text">&lt;td&gt;</text:span> и их атрибутов.</text:p>
        </text:list-item>
      </text:list>
      <text:h text:style-name="P17" text:outline-level="3">Формы и ввод данных:</text:h>
      <text:list xml:id="list5703433482336384302" text:style-name="L3">
        <text:list-item>
          <text:p text:style-name="P6"><text:span text:style-name="Strong_20_Emphasis">Что такое формы в HTML?</text:span> - Понимание элементов формы (<text:span text:style-name="Source_20_Text">&lt;form&gt;</text:span>, <text:span text:style-name="Source_20_Text">&lt;input&gt;</text:span>, <text:span text:style-name="Source_20_Text">&lt;textarea&gt;</text:span>, <text:span text:style-name="Source_20_Text">&lt;select&gt;</text:span>) и их использование.</text:p>
        </text:list-item>
        <text:list-item>
          <text:p text:style-name="P6"><text:span text:style-name="Strong_20_Emphasis">Как отправить данные с формы на сервер?</text:span> - Методы передачи данных формы, такие как GET и POST.</text:p>
        </text:list-item>
        <text:list-item>
          <text:p text:style-name="P13"><text:span text:style-name="Strong_20_Emphasis">Как проверять вводимые данные на валидность?</text:span> - Использование атрибутов формы для валидации данных (<text:span text:style-name="Source_20_Text">required</text:span>, <text:span text:style-name="Source_20_Text">pattern</text:span>, и т.д.).</text:p>
        </text:list-item>
      </text:list>
      <text:h text:style-name="P17" text:outline-level="3">Работа с мультимедиа и встроенным контентом:</text:h>
      <text:list xml:id="list4682594088072013119" text:style-name="L4">
        <text:list-item>
          <text:p text:style-name="P7"><text:span text:style-name="Strong_20_Emphasis">Как встроить видео и аудио в веб-страницу?</text:span> - Использование тегов <text:span text:style-name="Source_20_Text">&lt;video&gt;</text:span> и <text:span text:style-name="Source_20_Text">&lt;audio&gt;</text:span> для встраивания медиа-контента.</text:p>
        </text:list-item>
        <text:list-item>
          <text:p text:style-name="P14"><text:span text:style-name="Strong_20_Emphasis">Что такое iframe и для чего он используется?</text:span> - Роль тега <text:span text:style-name="Source_20_Text">&lt;iframe&gt;</text:span> во встраивании внешних ресурсов.</text:p>
        </text:list-item>
      </text:list>
      <text:h text:style-name="P17" text:outline-level="3">Семантика и доступность:</text:h>
      <text:list xml:id="list8180516124776288008" text:style-name="L5">
        <text:list-item>
          <text:p text:style-name="P8"><text:span text:style-name="Strong_20_Emphasis">Что такое семантическая верстка?</text:span> - Использование тегов с семантическим значением для повышения читаемости и SEO.</text:p>
        </text:list-item>
        <text:list-item>
          <text:p text:style-name="P15"><text:span text:style-name="Strong_20_Emphasis">Как обеспечить доступность на веб-странице?</text:span> - Использование атрибутов и тегов <text:soft-page-break/>для улучшения доступности контента.</text:p>
        </text:list-item>
      </text:list>
      <text:h text:style-name="P17" text:outline-level="3">CSS и HTML:</text:h>
      <text:list xml:id="list7358604178985027810" text:style-name="L6">
        <text:list-item>
          <text:p text:style-name="P9"><text:span text:style-name="Strong_20_Emphasis">Как связаны CSS и HTML?</text:span> - Понимание разделения между структурой HTML и стилями CSS.</text:p>
        </text:list-item>
        <text:list-item>
          <text:p text:style-name="P16"><text:span text:style-name="Strong_20_Emphasis">Как применить CSS к HTML-элементам?</text:span> - Использование селекторов и правил CSS для стилизации HTML-кода.</text:p>
        </text:list-item>
      </text:list>
      <text:p text:style-name="P10">Изучение HTML начинается с основ, и эти вопросы могут помочь сформировать базовое понимание языка и его возможностей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4</meta:editing-cycles>
    <meta:generator>OpenOffice/4.1.14$Win32 OpenOffice.org_project/4114m1$Build-9811</meta:generator>
    <dc:date>2023-11-23T18:29:49.55</dc:date>
    <dc:creator>Dima Wide</dc:creator>
    <meta:document-statistic meta:table-count="0" meta:image-count="0" meta:object-count="0" meta:page-count="2" meta:paragraph-count="28" meta:word-count="357" meta:character-count="2326"/>
    <meta:user-defined meta:name="Info 1"/>
    <meta:user-defined meta:name="Info 2"/>
    <meta:user-defined meta:name="Info 3"/>
    <meta:user-defined meta:name="Info 4"/>
  </office:meta>
</office:document-meta>
</file>